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10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 office:value-type="string" calcext:value-type="string">
            <text:p>Marco Cezar Moreira de Mattos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 office:value-type="string" calcext:value-type="string">
            <text:p>Rômulo Manciola Meloca</text:p>
          </table:table-cell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5" office:value-type="date" office:date-value="2016-08-30" calcext:value-type="date">
            <text:p>30/08/16</text:p>
          </table:table-cell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9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9" table:content-validation-name="val1" office:value-type="string" calcext:value-type="string">
            <text:p>Nã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6"/>
          <table:table-cell table:style-name="ce8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9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20:15:04.0686041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1T20:18:28.209607130</dc:date>
    <meta:editing-duration>PT18M29S</meta:editing-duration>
    <meta:editing-cycles>3</meta:editing-cycles>
    <meta:generator>LibreOffice/5.1.4.2$Linux_X86_64 LibreOffice_project/10m0$Build-2</meta:generator>
    <meta:document-statistic meta:table-count="1" meta:cell-count="44" meta:object-count="0"/>
  </office:meta>
</office:document-meta>
</file>